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 style:list-style-name="WW8Num1">
      <style:paragraph-properties fo:margin-left="-0.005cm" fo:margin-right="0cm" fo:margin-top="0.635cm" fo:margin-bottom="0cm" fo:text-indent="0cm" style:auto-text-indent="false"/>
    </style:style>
    <style:style style:name="P3" style:family="paragraph" style:parent-style-name="Standard">
      <style:text-properties fo:font-size="18pt" fo:language="it" fo:country="IT" style:font-size-asian="18pt" style:language-asian="it" style:country-asian="IT"/>
    </style:style>
    <style:style style:name="P4" style:family="paragraph">
      <style:paragraph-properties style:writing-mode="lr-tb"/>
    </style:style>
    <style:style style:name="P5" style:family="paragraph" style:parent-style-name="Standard">
      <style:text-properties style:font-name="Arial" fo:font-size="18pt" style:font-size-asian="18pt" style:font-name-complex="Arial"/>
    </style:style>
    <style:style style:name="P6" style:family="paragraph" style:parent-style-name="Text_20_body_20_indent">
      <style:text-properties fo:font-size="18pt" style:font-size-asian="18pt"/>
    </style:style>
    <style:style style:name="T1" style:family="text">
      <style:text-properties fo:font-size="24pt" fo:font-weight="bold" style:font-size-asian="24pt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8pt" fo:font-style="italic" style:font-size-asian="18pt" style:font-style-asian="italic"/>
    </style:style>
    <style:style style:name="T6" style:family="text">
      <style:text-properties fo:font-size="18pt" fo:font-style="italic" style:font-size-asian="18pt" style:font-style-asian="italic" style:font-style-complex="italic"/>
    </style:style>
    <style:style style:name="T7" style:family="text">
      <style:text-properties fo:font-size="18pt" fo:font-weight="bold" style:font-size-asian="18pt" style:font-weight-asian="bold" style:font-weight-complex="bold"/>
    </style:style>
    <style:style style:name="T8" style:family="text">
      <style:text-properties style:font-name="Symbol" fo:font-size="18pt" fo:font-weight="bold" style:font-size-asian="18pt" style:font-weight-asian="bold" style:font-weight-complex="bol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1">
        <text:list-item>
          <text:p text:style-name="P2"><text:span text:style-name="T2">Creare</text:span><text:span text:style-name="T3"> sul </text:span><text:span text:style-name="T4">Desktop</text:span><text:span text:style-name="T3"> una nuova cartella e </text:span><text:span text:style-name="T2">chiamarla</text:span><text:span text:style-name="T3"> </text:span><text:span text:style-name="T5">esercizio</text:span><text:span text:style-name="T3">.</text:span></text:p>
        </text:list-item>
        <text:list-item>
          <text:p text:style-name="P2"><text:span text:style-name="T3">Al suo interno </text:span><text:span text:style-name="T2">creare</text:span><text:span text:style-name="T3"> due nuove cartelle e </text:span><text:span text:style-name="T2">chiamarle</text:span><text:span text:style-name="T3"> una </text:span><text:span text:style-name="T6">lavoro</text:span><text:span text:style-name="T3"> e l’altra </text:span><text:span text:style-name="T6">svago</text:span><text:span text:style-name="T3">.</text:span></text:p>
        </text:list-item>
        <text:list-item>
          <text:p text:style-name="P2"><text:span text:style-name="T2">Avviare</text:span><text:span text:style-name="T3"> il programma </text:span><text:span text:style-name="T7">Blocco Note<text:line-break/>(</text:span><text:span text:style-name="T3">Sugg.:</text:span><text:span text:style-name="T7"> Start </text:span><text:span text:style-name="T8"></text:span><text:span text:style-name="T7"> Tutti i Programmi </text:span><text:span text:style-name="T8"></text:span><text:span text:style-name="T7"> Accessori )</text:span><text:span text:style-name="T3">.</text:span></text:p>
        </text:list-item>
        <text:list-item>
          <text:p text:style-name="P2"><text:span text:style-name="T2">Scrivere</text:span><text:span text:style-name="T3"> il seguente testo:</text:span></text:p>
        </text:list-item>
      </text:list>
      <text:p text:style-name="P3"><draw:custom-shape text:anchor-type="char" draw:z-index="0" draw:style-name="gr1" draw:text-style-name="P4" svg:width="18.098cm" svg:height="5.993cm" svg:x="-0.318cm" svg:y="0.36cm"><text:p/><draw:enhanced-geometry svg:viewBox="0 0 21600 21600" draw:type="rectangle" draw:enhanced-path="M 0 0 L 21600 0 21600 21600 0 21600 0 0 Z N"/></draw:custom-shape></text:p>
      <text:p text:style-name="P5">Da osservare con attenzione!</text:p>
      <text:p text:style-name="P5">Assumere pasti leggeri il giorno prima dell'esame. Rimanere digiuno 3 ore prima dell'esame. Può assumere acqua o tè ed eventuali medicine. I pazienti esterni sono pregati di presentarsi puntualmente presso lo sportello dell’accettazione del reparto di Radiologia.</text:p>
      <text:p text:style-name="P6"/>
      <text:list text:style-name="WW8Num1" text:continue-numbering="true">
        <text:list-item>
          <text:p text:style-name="P2"><text:span text:style-name="T2">Salvare</text:span><text:span text:style-name="T3"> il testo all’interno della cartella </text:span><text:span text:style-name="T4">lavoro</text:span><text:span text:style-name="T3"> (Sugg.: è nella cartella esercizio che si trova sul Desktop) con il nome di </text:span><text:span text:style-name="T6">radiologia</text:span><text:span text:style-name="T3">.</text:span></text:p>
        </text:list-item>
        <text:list-item>
          <text:p text:style-name="P2"><text:span text:style-name="T2">Chiudere</text:span><text:span text:style-name="T3"> il programma </text:span><text:span text:style-name="T7">Blocco note</text:span><text:span text:style-name="T3">.</text:span></text:p>
        </text:list-item>
        <text:list-item>
          <text:p text:style-name="P2"><text:span text:style-name="T2">Aprire</text:span><text:span text:style-name="T3"> e affiancare sullo schermo le due cartelle </text:span><text:span text:style-name="T7">lavoro</text:span><text:span text:style-name="T3"> e </text:span><text:span text:style-name="T7">svago</text:span><text:span text:style-name="T3">.</text:span></text:p>
        </text:list-item>
        <text:list-item>
          <text:p text:style-name="P2"><text:span text:style-name="T2">Spostare</text:span><text:span text:style-name="T3"> il documento di testo </text:span><text:span text:style-name="T7">radiologia</text:span><text:span text:style-name="T3"> nella cartella </text:span><text:span text:style-name="T6">svago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8pt" style:font-size-asian="18pt" style:font-name-complex="Arial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95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3:</dc:title>
    <meta:initial-creator>caresia</meta:initial-creator>
    <meta:creation-date>2006-07-17T14:29:00</meta:creation-date>
    <dc:creator>Marco</dc:creator>
    <dc:date>2006-07-17T14:29:00</dc:date>
    <meta:print-date>2005-02-10T08:26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27" meta:character-count="849"/>
  </office:meta>
</office:document-meta>
</file>